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4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MONOLITHIC -------- ignore = 0.07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42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ONOLITHIC -------- ignore = 0.10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9"/>
          <table:table-cell table:style-name="ce1" office:value-type="string" calcext:value-type="string">
            <text:p>Threshold eta – single_rounds ignore=0.05 –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 -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 – TAKE 2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9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9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9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9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9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9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9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7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9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7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9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16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16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office:value-type="float" office:value="0.0103475" calcext:value-type="float">
            <text:p>0.0103475</text:p>
          </table:table-cell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9446" calcext:value-type="float">
            <text:p>0.009446</text:p>
          </table:table-cell>
          <table:table-cell office:value-type="float" office:value="0.0084033" calcext:value-type="float">
            <text:p>0.0084033</text:p>
          </table:table-cell>
          <table:table-cell office:value-type="float" office:value="0.0079929" calcext:value-type="float">
            <text:p>0.0079929</text:p>
          </table:table-cell>
          <table:table-cell office:value-type="float" office:value="0.0078013" calcext:value-type="float">
            <text:p>0.0078013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100833" calcext:value-type="float">
            <text:p>0.0100833</text:p>
          </table:table-cell>
          <table:table-cell office:value-type="float" office:value="0.0093514" calcext:value-type="float">
            <text:p>0.0093514</text:p>
          </table:table-cell>
          <table:table-cell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office:value-type="float" office:value="0.0137112" calcext:value-type="float">
            <text:p>0.0137112</text:p>
          </table:table-cell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73388" calcext:value-type="float">
            <text:p>0.0173388</text:p>
          </table:table-cell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office:value-type="float" office:value="0.0214012" calcext:value-type="float">
            <text:p>0.0214012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office:value-type="float" office:value="0.026095" calcext:value-type="float">
            <text:p>0.0260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office:value-type="float" office:value="0.0208575" calcext:value-type="float">
            <text:p>0.02085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422" calcext:value-type="float">
            <text:p>0.0111422</text:p>
          </table:table-cell>
          <table:table-cell office:value-type="float" office:value="0.0093617" calcext:value-type="float">
            <text:p>0.0093617</text:p>
          </table:table-cell>
          <table:table-cell office:value-type="float" office:value="0.0084947" calcext:value-type="float">
            <text:p>0.0084947</text:p>
          </table:table-cell>
          <table:table-cell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70633" calcext:value-type="float">
            <text:p>0.0270633</text:p>
          </table:table-cell>
          <table:table-cell office:value-type="float" office:value="0.0284929" calcext:value-type="float">
            <text:p>0.0284929</text:p>
          </table:table-cell>
          <table:table-cell office:value-type="float" office:value="0.0301325" calcext:value-type="float">
            <text:p>0.0301325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office:value-type="float" office:value="0.0247325" calcext:value-type="float">
            <text:p>0.02473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0.0287371" calcext:value-type="float">
            <text:p>0.0287371</text:p>
          </table:table-cell>
          <table:table-cell office:value-type="float" office:value="0.0303475" calcext:value-type="float">
            <text:p>0.03034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25708" calcext:value-type="float">
            <text:p>0.025708</text:p>
          </table:table-cell>
          <table:table-cell office:value-type="float" office:value="0.0262717" calcext:value-type="float">
            <text:p>0.0262717</text:p>
          </table:table-cell>
          <table:table-cell office:value-type="float" office:value="0.0272029" calcext:value-type="float">
            <text:p>0.0272029</text:p>
          </table:table-cell>
          <table:table-cell office:value-type="float" office:value="0.0283137" calcext:value-type="float">
            <text:p>0.0283137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97489" calcext:value-type="float">
            <text:p>0.0197489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BASIC – single_rounds_rev WRONGimplem</text:p>
          </table:table-cell>
          <table:table-cell table:number-columns-repeated="4"/>
          <table:table-cell table:style-name="ce1" office:value-type="string" calcext:value-type="string">
            <text:p>Threshold BASIC – single_rounds_rev</text:p>
          </table:table-cell>
          <table:table-cell table:number-columns-repeated="5"/>
          <table:table-cell table:style-name="ce1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22:36:30.073178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1T22:47:01.563098875</dc:date>
    <meta:editing-duration>P2DT10H22M39S</meta:editing-duration>
    <meta:editing-cycles>399</meta:editing-cycles>
    <meta:generator>LibreOffice/5.1.6.2$Linux_X86_64 LibreOffice_project/10m0$Build-2</meta:generator>
    <meta:document-statistic meta:table-count="3" meta:cell-count="2954" meta:object-count="0"/>
  </office:meta>
</office:document-meta>
</file>